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justify" fo:text-align-last="start" style:tab-stop-distance="1in" fo:margin-left="0.8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justify" fo:text-align-last="start" style:tab-stop-distance="1in" fo:margin-left="0.8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center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justify" fo:text-align-last="star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justify" fo:text-align-last="star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justify" fo:text-align-last="start" style:tab-stop-distance="1in" fo:margin-left="0.8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justify" fo:text-align-last="start" style:tab-stop-distance="1in" fo:margin-left="0.8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90%" fo:text-align="justify" fo:text-align-last="start" style:tab-stop-distance="1in" fo:margin-left="0.8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justify" fo:text-align-last="start" style:tab-stop-distance="1in" fo:margin-left="0.8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justify" fo:text-align-last="star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37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37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37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37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37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37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frame draw:id="id63" presentation:style-name="a385" draw:name="Title 1" svg:x="1.66667in" svg:y="1.22743in" svg:width="4.15094in" svg:height="0.89727in" presentation:class="title" presentation:placeholder="false">
          <draw:text-box>
            <text:p text:style-name="a384" text:class-names="" text:cond-style-name=""><text:span text:style-name="a382" text:class-names="">Marketing</text:span><text:span text:style-name="a383" text:class-names=""/></text:p>
          </draw:text-box>
          <svg:title/>
          <svg:desc/>
        </draw:frame>
        <draw:frame draw:id="id64" presentation:style-name="a419" draw:name="Subtitle 2" svg:x="1.25786in" svg:y="2.13106in" svg:width="10.4088in" svg:height="5.03403in" presentation:class="subtitle" presentation:placeholder="false">
          <draw:text-box>
            <text:list text:style-name="a391">
              <text:list-item>
                <text:p text:style-name="a390" text:class-names="" text:cond-style-name=""><text:span text:style-name="a386" text:class-names="">According to </text:span><text:span text:style-name="a387" text:class-names=""><text:a xlink:href="https://en.wikipedia.org/wiki/American_Marketing_Association" text:style-name="" text:visited-style-name="">American Marketing Association</text:a></text:span><text:span text:style-name="a388" text:class-names=""> (AMA), Marketing is defined as "the activity, set of institutions, and processes for creating, communicating, delivering, and exchanging offerings that have value for customers, clients, partners, and society at large".</text:span><text:span text:style-name="a389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Four P's of Marketing:</text:span></text:p>
              </text:list-item>
            </text:list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5" text:class-names="">Product</text:span></text:p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p text:style-name="a399" text:class-names="" text:cond-style-name=""><text:span text:style-name="a398" text:class-names="">Pricing</text:span></text:p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p text:style-name="a402" text:class-names="" text:cond-style-name=""><text:span text:style-name="a401" text:class-names="">Placement</text:span></text:p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p text:style-name="a405" text:class-names="" text:cond-style-name=""><text:span text:style-name="a404" text:class-names="">Promotion</text:span></text:p>
                  </text:list-item>
                </text:list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Marketing Management</text:span></text:p>
              </text:list-item>
            </text:list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Performs all management function related to the field of management.</text:span></text:p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Performs activities to determine the needs of customer.</text:span></text:p>
                  </text:list-item>
                </text:list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/></text:p>
              </text:list-item>
            </text:list>
          </draw:text-box>
          <svg:title/>
          <svg:desc/>
        </draw:frame>
      </draw:page>
      <draw:page draw:name="Slide2" draw:style-name="a420" draw:master-page-name="Master1-Layout2-obj-Title-and-Content" presentation:presentation-page-layout-name="Master1-PPL2" draw:id="Slide-257">
        <draw:frame draw:id="id65" presentation:style-name="a460" draw:name="Content Placeholder 2" svg:x="0.91667in" svg:y="0.4242in" svg:width="11.5in" svg:height="6.33101in" presentation:class="outline" presentation:placeholder="false">
          <draw:text-box>
            <text:list text:style-name="a423">
              <text:list-item>
                <text:p text:style-name="a422" text:class-names="" text:cond-style-name=""><text:span text:style-name="a421" text:class-names="">Marketing Concept</text:span></text:p>
              </text:list-item>
            </text:list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>Use of marketing data to focus on the needs and  wants of customer.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7" text:class-names="">Three fundamental belief's:</text:span></text:p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p text:style-name="a431" text:class-names="" text:cond-style-name=""><text:span text:style-name="a430" text:class-names="">Customer oriented</text:span></text:p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Profit oriented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Satisfaction of customers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Market Research</text:span></text:p>
              </text:list-item>
            </text:list>
            <text:list text:style-name="a444">
              <text:list-item>
                <text:list text:style-name="a444">
                  <text:list-item>
                    <text:p text:style-name="a443" text:class-names="" text:cond-style-name=""><text:span text:style-name="a442" text:class-names="">Systematic gathering, recording and analysis of qualitative and quantitative data </text:span></text:p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Four key element to market research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Analysis of current activities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Market intelligence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p text:style-name="a455" text:class-names="" text:cond-style-name=""><text:span text:style-name="a454" text:class-names="">Market analysis</text:span></text:p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Product Evaluation 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461" draw:master-page-name="Master1-Layout2-obj-Title-and-Content" presentation:presentation-page-layout-name="Master1-PPL2" draw:id="Slide-258">
        <draw:frame draw:id="id66" presentation:style-name="a465" draw:name="Title 1" svg:x="0.91667in" svg:y="0.39931in" svg:width="11.5in" svg:height="1.44965in" presentation:class="title" presentation:placeholder="false">
          <draw:text-box>
            <text:p text:style-name="a464" text:class-names="" text:cond-style-name=""><text:span text:style-name="a462" text:class-names="">Function of Marketing</text:span><text:span text:style-name="a463" text:class-names=""/></text:p>
          </draw:text-box>
          <svg:title/>
          <svg:desc/>
        </draw:frame>
        <draw:frame draw:id="id67" presentation:style-name="a487" draw:name="Content Placeholder 2" svg:x="0.91667in" svg:y="1.99653in" svg:width="11.5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Pricing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Buying 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Distribution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Financing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Product/Service Management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Market information management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Promotion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6/17/2022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6/17/2022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6/17/2022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6/17/2022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6/17/2022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6/17/2022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6/17/2022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6/17/2022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6/17/2022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6/17/2022</text:date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6/17/2022</text:date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6/17/2022</text:date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dc:creator/>
    <meta:creation-date>2022-06-17T10:53:06Z</meta:creation-date>
    <dc:date>2022-06-17T12:09:13Z</dc:date>
    <meta:template xlink:href="office%20theme" xlink:type="simple"/>
    <meta:editing-cycles>100</meta:editing-cycles>
    <meta:editing-duration>PT0S</meta:editing-duration>
    <meta:document-statistic meta:paragraph-count="0" meta:word-count="0"/>
  </office:meta>
</office:document-meta>
</file>